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F" svg:font-family="" style:font-family-generic="roman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81.86mm"/>
    </style:style>
    <style:style style:name="co33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66" style:family="table-column">
      <style:table-column-properties fo:break-before="auto" style:column-width="55.69mm"/>
    </style:style>
    <style:style style:name="co97" style:family="table-column">
      <style:table-column-properties fo:break-before="auto" style:column-width="91.28mm"/>
    </style:style>
    <style:style style:name="co98" style:family="table-column">
      <style:table-column-properties fo:break-before="auto" style:column-width="45.31mm"/>
    </style:style>
    <style:style style:name="co99" style:family="table-column">
      <style:table-column-properties fo:break-before="auto" style:column-width="38.84mm"/>
    </style:style>
    <style:style style:name="co100" style:family="table-column">
      <style:table-column-properties fo:break-before="auto" style:column-width="44.17mm"/>
    </style:style>
    <style:style style:name="co86" style:family="table-column">
      <style:table-column-properties fo:break-before="auto" style:column-width="57.15mm"/>
    </style:style>
    <style:style style:name="co87" style:family="table-column">
      <style:table-column-properties fo:break-before="auto" style:column-width="21.08mm"/>
    </style:style>
    <style:style style:name="co91" style:family="table-column">
      <style:table-column-properties fo:break-before="auto" style:column-width="24.8mm"/>
    </style:style>
    <style:style style:name="co92" style:family="table-column">
      <style:table-column-properties fo:break-before="auto" style:column-width="16.14mm"/>
    </style:style>
    <style:style style:name="co93" style:family="table-column">
      <style:table-column-properties fo:break-before="auto" style:column-width="29.46mm"/>
    </style:style>
    <style:style style:name="co94" style:family="table-column">
      <style:table-column-properties fo:break-before="auto" style:column-width="27.52mm"/>
    </style:style>
    <style:style style:name="co78" style:family="table-column">
      <style:table-column-properties fo:break-before="auto" style:column-width="45.77mm"/>
    </style:style>
    <style:style style:name="co46" style:family="table-column">
      <style:table-column-properties fo:break-before="auto" style:column-width="79.41mm"/>
    </style:style>
    <style:style style:name="co79" style:family="table-column">
      <style:table-column-properties fo:break-before="auto" style:column-width="67.98mm"/>
    </style:style>
    <style:style style:name="co80" style:family="table-column">
      <style:table-column-properties fo:break-before="auto" style:column-width="59.81mm"/>
    </style:style>
    <style:style style:name="co81" style:family="table-column">
      <style:table-column-properties fo:break-before="auto" style:column-width="80.47mm"/>
    </style:style>
    <style:style style:name="co82" style:family="table-column">
      <style:table-column-properties fo:break-before="auto" style:column-width="61.31mm"/>
    </style:style>
    <style:style style:name="co75" style:family="table-column">
      <style:table-column-properties fo:break-before="auto" style:column-width="54.72mm"/>
    </style:style>
    <style:style style:name="co88" style:family="table-column">
      <style:table-column-properties fo:break-before="auto" style:column-width="56.73mm"/>
    </style:style>
    <style:style style:name="co52" style:family="table-column">
      <style:table-column-properties fo:break-before="auto" style:column-width="45.01mm"/>
    </style:style>
    <style:style style:name="co53" style:family="table-column">
      <style:table-column-properties fo:break-before="auto" style:column-width="90.66mm"/>
    </style:style>
    <style:style style:name="co54" style:family="table-column">
      <style:table-column-properties fo:break-before="auto" style:column-width="61.98mm"/>
    </style:style>
    <style:style style:name="co55" style:family="table-column">
      <style:table-column-properties fo:break-before="auto" style:column-width="39.95mm"/>
    </style:style>
    <style:style style:name="co89" style:family="table-column">
      <style:table-column-properties fo:break-before="auto" style:column-width="43.39mm"/>
    </style:style>
    <style:style style:name="co90" style:family="table-column">
      <style:table-column-properties fo:break-before="auto" style:column-width="58.6mm"/>
    </style:style>
    <style:style style:name="co106" style:family="table-column">
      <style:table-column-properties fo:break-before="auto" style:column-width="47.61mm"/>
    </style:style>
    <style:style style:name="co107" style:family="table-column">
      <style:table-column-properties fo:break-before="auto" style:column-width="76.36mm"/>
    </style:style>
    <style:style style:name="co49" style:family="table-column">
      <style:table-column-properties fo:break-before="auto" style:column-width="22.58mm"/>
    </style:style>
    <style:style style:name="co108" style:family="table-column">
      <style:table-column-properties fo:break-before="auto" style:column-width="93.49mm"/>
    </style:style>
    <style:style style:name="co109" style:family="table-column">
      <style:table-column-properties fo:break-before="auto" style:column-width="109.52mm"/>
    </style:style>
    <style:style style:name="co110" style:family="table-column">
      <style:table-column-properties fo:break-before="auto" style:column-width="50.64mm"/>
    </style:style>
    <style:style style:name="co42" style:family="table-column">
      <style:table-column-properties fo:break-before="auto" style:column-width="62.88mm"/>
    </style:style>
    <style:style style:name="co43" style:family="table-column">
      <style:table-column-properties fo:break-before="auto" style:column-width="45.63mm"/>
    </style:style>
    <style:style style:name="co44" style:family="table-column">
      <style:table-column-properties fo:break-before="auto" style:column-width="49.32mm"/>
    </style:style>
    <style:style style:name="co45" style:family="table-column">
      <style:table-column-properties fo:break-before="auto" style:column-width="53.02mm"/>
    </style:style>
    <style:style style:name="co47" style:family="table-column">
      <style:table-column-properties fo:break-before="auto" style:column-width="75.23mm"/>
    </style:style>
    <style:style style:name="co48" style:family="table-column">
      <style:table-column-properties fo:break-before="auto" style:column-width="54.65mm"/>
    </style:style>
    <style:style style:name="co50" style:family="table-column">
      <style:table-column-properties fo:break-before="auto" style:column-width="34.22mm"/>
    </style:style>
    <style:style style:name="co51" style:family="table-column">
      <style:table-column-properties fo:break-before="auto" style:column-width="30.23mm"/>
    </style:style>
    <style:style style:name="co56" style:family="table-column">
      <style:table-column-properties fo:break-before="auto" style:column-width="72.02mm"/>
    </style:style>
    <style:style style:name="co57" style:family="table-column">
      <style:table-column-properties fo:break-before="auto" style:column-width="109.87mm"/>
    </style:style>
    <style:style style:name="co58" style:family="table-column">
      <style:table-column-properties fo:break-before="auto" style:column-width="47.01mm"/>
    </style:style>
    <style:style style:name="co59" style:family="table-column">
      <style:table-column-properties fo:break-before="auto" style:column-width="29.32mm"/>
    </style:style>
    <style:style style:name="co60" style:family="table-column">
      <style:table-column-properties fo:break-before="auto" style:column-width="16.95mm"/>
    </style:style>
    <style:style style:name="co61" style:family="table-column">
      <style:table-column-properties fo:break-before="auto" style:column-width="63.94mm"/>
    </style:style>
    <style:style style:name="co62" style:family="table-column">
      <style:table-column-properties fo:break-before="auto" style:column-width="72.71mm"/>
    </style:style>
    <style:style style:name="co63" style:family="table-column">
      <style:table-column-properties fo:break-before="auto" style:column-width="58mm"/>
    </style:style>
    <style:style style:name="co64" style:family="table-column">
      <style:table-column-properties fo:break-before="auto" style:column-width="26.51mm"/>
    </style:style>
    <style:style style:name="co65" style:family="table-column">
      <style:table-column-properties fo:break-before="auto" style:column-width="47.47mm"/>
    </style:style>
    <style:style style:name="co67" style:family="table-column">
      <style:table-column-properties fo:break-before="auto" style:column-width="43.46mm"/>
    </style:style>
    <style:style style:name="co68" style:family="table-column">
      <style:table-column-properties fo:break-before="auto" style:column-width="37.31mm"/>
    </style:style>
    <style:style style:name="co69" style:family="table-column">
      <style:table-column-properties fo:break-before="auto" style:column-width="44.94mm"/>
    </style:style>
    <style:style style:name="co70" style:family="table-column">
      <style:table-column-properties fo:break-before="auto" style:column-width="170.09mm"/>
    </style:style>
    <style:style style:name="co71" style:family="table-column">
      <style:table-column-properties fo:break-before="auto" style:column-width="78.14mm"/>
    </style:style>
    <style:style style:name="co72" style:family="table-column">
      <style:table-column-properties fo:break-before="auto" style:column-width="29.6mm"/>
    </style:style>
    <style:style style:name="co73" style:family="table-column">
      <style:table-column-properties fo:break-before="auto" style:column-width="87.98mm"/>
    </style:style>
    <style:style style:name="co74" style:family="table-column">
      <style:table-column-properties fo:break-before="auto" style:column-width="38.06mm"/>
    </style:style>
    <style:style style:name="co76" style:family="table-column">
      <style:table-column-properties fo:break-before="auto" style:column-width="105.04mm"/>
    </style:style>
    <style:style style:name="co77" style:family="table-column">
      <style:table-column-properties fo:break-before="auto" style:column-width="27.27mm"/>
    </style:style>
    <style:style style:name="co83" style:family="table-column">
      <style:table-column-properties fo:break-before="auto" style:column-width="53.16mm"/>
    </style:style>
    <style:style style:name="co84" style:family="table-column">
      <style:table-column-properties fo:break-before="auto" style:column-width="84.61mm"/>
    </style:style>
    <style:style style:name="co85" style:family="table-column">
      <style:table-column-properties fo:break-before="auto" style:column-width="96.06mm"/>
    </style:style>
    <style:style style:name="co95" style:family="table-column">
      <style:table-column-properties fo:break-before="auto" style:column-width="34.52mm"/>
    </style:style>
    <style:style style:name="co96" style:family="table-column">
      <style:table-column-properties fo:break-before="auto" style:column-width="50.87mm"/>
    </style:style>
    <style:style style:name="co101" style:family="table-column">
      <style:table-column-properties fo:break-before="auto" style:column-width="112.54mm"/>
    </style:style>
    <style:style style:name="co102" style:family="table-column">
      <style:table-column-properties fo:break-before="auto" style:column-width="178.52mm"/>
    </style:style>
    <style:style style:name="co103" style:family="table-column">
      <style:table-column-properties fo:break-before="auto" style:column-width="44.66mm"/>
    </style:style>
    <style:style style:name="co104" style:family="table-column">
      <style:table-column-properties fo:break-before="auto" style:column-width="69.64mm"/>
    </style:style>
    <style:style style:name="co105" style:family="table-column">
      <style:table-column-properties fo:break-before="auto" style:column-width="58.26mm"/>
    </style:style>
    <style:style style:name="co111" style:family="table-column">
      <style:table-column-properties fo:break-before="auto" style:column-width="101.81mm"/>
    </style:style>
    <style:style style:name="co112" style:family="table-column">
      <style:table-column-properties fo:break-before="auto" style:column-width="84.91mm"/>
    </style:style>
    <style:style style:name="ro2" style:family="table-row">
      <style:table-row-properties style:row-height="4.53mm" fo:break-before="auto" style:use-optimal-row-height="true"/>
    </style:style>
    <style:style style:name="ro13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9.07mm" fo:break-before="auto" style:use-optimal-row-height="false"/>
    </style:style>
    <style:style style:name="ro8" style:family="table-row">
      <style:table-row-properties style:row-height="9.35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10.78mm" fo:break-before="auto" style:use-optimal-row-height="false"/>
    </style:style>
    <style:style style:name="ro11" style:family="table-row">
      <style:table-row-properties style:row-height="8.77mm" fo:break-before="auto" style:use-optimal-row-height="false"/>
    </style:style>
    <style:style style:name="ro12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37">
      <style:text-properties style:text-position="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3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37"/>
    <style:style style:name="ce49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8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6" table:number-columns-repeated="240" table:default-cell-style-name="Default"/>
        <table:table-row table:style-name="ro7">
          <table:table-cell table:style-name="ce23" office:value-type="string" calcext:value-type="string">
            <text:p>data</text:p>
            <draw:control table:end-cell-address="data.B1" table:end-x="15.07mm" table:end-y="9.05mm" draw:z-index="0" draw:name="Export CSV" draw:style-name="gr6" draw:text-style-name="P6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unit</text:p>
          </table:table-cell>
          <table:table-cell table:style-name="ce31" office:value-type="string" calcext:value-type="string">
            <text:p>label</text:p>
          </table:table-cell>
          <table:table-cell table:style-name="ce32" office:value-type="string" calcext:value-type="string">
            <text:p>definition</text:p>
          </table:table-cell>
          <table:table-cell table:style-name="ce30" office:value-type="string" calcext:value-type="string">
            <text:p>comment</text:p>
          </table:table-cell>
          <table:table-cell table:style-name="ce29" table:number-columns-repeated="240"/>
        </table:table-row>
        <table:table-row table:style-name="ro2">
          <table:table-cell table:number-columns-repeated="2" table:style-name="ce25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5" office:value-type="string" calcext:value-type="string">
            <text:p>INT_VALUE</text:p>
          </table:table-cell>
          <table:table-cell table:number-columns-repeated="2" table:style-name="ce25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5" office:value-type="string" calcext:value-type="string">
            <text:p>FLOAT_VALUE</text:p>
          </table:table-cell>
          <table:table-cell table:number-columns-repeated="2" table:style-name="ce25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5" office:value-type="string" calcext:value-type="string">
            <text:p>TEXT_VALUE</text:p>
          </table:table-cell>
          <table:table-cell table:number-columns-repeated="2" table:style-name="ce25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8" office:value-type="string" calcext:value-type="string">
            <text:p>PROVIDER_ID</text:p>
          </table:table-cell>
          <table:table-cell table:number-columns-repeated="2" table:style-name="ce25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6">
          <table:table-cell office:value-type="string" calcext:value-type="string">
            <text:p>THE_GEOM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29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28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28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57" table:default-cell-style-name="Default"/>
        <table:table-row table:style-name="ro8">
          <table:table-cell table:style-name="ce23" office:value-type="string" calcext:value-type="string">
            <text:p>unit</text:p>
            <draw:control table:end-cell-address="unit.B1" table:end-x="11.29mm" table:end-y="9.05mm" draw:z-index="0" draw:name="Export CSV" draw:style-name="gr6" draw:text-style-name="P6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30" office:value-type="string" calcext:value-type="string">
            <office:annotation draw:style-name="gr8" draw:text-style-name="P2" svg:width="200.41mm" svg:height="138.76mm" svg:x="94.53mm" svg:y="0mm" draw:caption-point-x="-5.77mm" draw:caption-point-y="0.1mm">
              <dc:creator>BP</dc:creator>
              <dc:date>2009-03-03T00:00:00</dc:date>
              <text:p text:style-name="P5"><text:span text:style-name="T3"><text:tab/></text:span><text:span text:style-name="T3">Authorized types :</text:span></text:p>
              <text:p text:style-name="P5"><text:span text:style-name="T4"/></text:p>
              <text:p text:style-name="P5"><text:span text:style-name="T3"><text:tab/></text:span><text:span text:style-name="T4">// a String </text:span></text:p>
              <text:p text:style-name="P5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code (mapped to java type String)</text:span></text:p>
              <text:p text:style-name="P5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ecimal value comprised in a specified range (mapped to java type BigDecimal)</text:span></text:p>
              <text:p text:style-name="P5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numeric value (mapped to java type BigDecimal)</text:span></text:p>
              <text:p text:style-name="P5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n integer (mapped to java type Integer)</text:span></text:p>
              <text:p text:style-name="P5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geographic coordinate (mapped to java type BigDecimal)</text:span></text:p>
              <text:p text:style-name="P5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ate (mapped to java type Date)</text:span></text:p>
              <text:p text:style-name="P5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30" office:value-type="string" calcext:value-type="string">
            <text:p>subtype</text:p>
          </table:table-cell>
          <table:table-cell table:style-name="ce31" office:value-type="string" calcext:value-type="string">
            <text:p>label</text:p>
          </table:table-cell>
          <table:table-cell table:style-name="ce31" office:value-type="string" calcext:value-type="string">
            <text:p>definition</text:p>
          </table:table-cell>
        </table:table-row>
        <table:table-row table:style-name="ro2">
          <table:table-cell table:style-name="ce25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25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25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25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28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25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6">
          <table:table-cell office:value-type="string" calcext:value-type="string">
            <text:p>GEOM_POINT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he geometrical position of a plot</text:p>
          </table:table-cell>
          <table:table-cell/>
        </table:table-row>
        <table:table-row table:style-name="ro6">
          <table:table-cell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office:value-type="string" calcext:value-type="string">
            <text:p>The geometry of a line</text:p>
          </table:table-cell>
          <table:table-cell/>
        </table:table-row>
        <table:table-row table:style-name="ro6">
          <table:table-cell office:value-type="string" calcext:value-type="string">
            <text:p>GEOM_POLYGON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y of a polygon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33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29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28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28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8" table:default-cell-style-name="Default"/>
        <table:table-column table:style-name="co59" table:default-cell-style-name="ce40"/>
        <table:table-column table:style-name="co60" table:default-cell-style-name="ce34"/>
        <table:table-column table:style-name="co61" table:number-columns-repeated="2" table:default-cell-style-name="Default"/>
        <table:table-row table:style-name="ro8">
          <table:table-cell table:style-name="ce23" office:value-type="string" calcext:value-type="string">
            <text:p>Unit</text:p>
            <draw:control table:end-cell-address="mode.B1" table:end-x="13.83mm" table:end-y="9.05mm" draw:z-index="0" draw:name="Export CSV" draw:style-name="gr6" draw:text-style-name="P6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37" office:value-type="string" calcext:value-type="string">
            <text:p>Code</text:p>
          </table:table-cell>
          <table:table-cell table:style-name="ce23" office:value-type="string" calcext:value-type="string">
            <text:p>Position</text:p>
          </table:table-cell>
          <table:table-cell table:style-name="ce32" office:value-type="string" calcext:value-type="string">
            <text:p>Label</text:p>
          </table:table-cell>
          <table:table-cell table:style-name="ce32" office:value-type="string" calcext:value-type="string">
            <text:p>Definition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4" office:value-type="string" calcext:value-type="string">
            <text:p>Other broadleave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4" office:value-type="string" calcext:value-type="string">
            <text:p>Other conifer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4" office:value-type="string" calcext:value-type="string">
            <text:p>Other shrub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Abies alb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4" office:value-type="string" calcext:value-type="string">
            <text:p>Abies cephalon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4" office:value-type="string" calcext:value-type="string">
            <text:p>Abies grand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4" office:value-type="string" calcext:value-type="string">
            <text:p>Abies lasiocarp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4" office:value-type="string" calcext:value-type="string">
            <text:p>Abies nebrodens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4" office:value-type="string" calcext:value-type="string">
            <text:p>Abies nordmannia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4" office:value-type="string" calcext:value-type="string">
            <text:p>Abies pinsapo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4" office:value-type="string" calcext:value-type="string">
            <text:p>Abies proce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4" office:value-type="string" calcext:value-type="string">
            <text:p>Abies sibir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4" office:value-type="string" calcext:value-type="string">
            <text:p>Abie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4" office:value-type="string" calcext:value-type="string">
            <text:p>Acacia cyanophyll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4" office:value-type="string" calcext:value-type="string">
            <text:p>Acacia cyclop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34" office:value-type="string" calcext:value-type="string">
            <text:p>Acacia dealbat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34" office:value-type="string" calcext:value-type="string">
            <text:p>Acacia farnesia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4" office:value-type="string" calcext:value-type="string">
            <text:p>Acacia karoo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34" office:value-type="string" calcext:value-type="string">
            <text:p>Acacia longifol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34" office:value-type="string" calcext:value-type="string">
            <text:p>Acacia mearnsii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34" office:value-type="string" calcext:value-type="string">
            <text:p>Acacia melanoxylon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34" office:value-type="string" calcext:value-type="string">
            <text:p>Acacia pycnanth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4" office:value-type="string" calcext:value-type="string">
            <text:p>Acacia retinode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34" office:value-type="string" calcext:value-type="string">
            <text:p>Acacia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34" office:value-type="string" calcext:value-type="string">
            <text:p>Acer campestre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34" office:value-type="string" calcext:value-type="string">
            <text:p>Acer granatense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34" office:value-type="string" calcext:value-type="string">
            <text:p>Acer heldreichii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34" office:value-type="string" calcext:value-type="string">
            <text:p>Acer hyrcanum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34" office:value-type="string" calcext:value-type="string">
            <text:p>Acer lobelii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34" office:value-type="string" calcext:value-type="string">
            <text:p>Acer monspessulanum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34" office:value-type="string" calcext:value-type="string">
            <text:p>Acer negundo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34" office:value-type="string" calcext:value-type="string">
            <text:p>Acer obtusatum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34" office:value-type="string" calcext:value-type="string">
            <text:p>Acer opal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34" office:value-type="string" calcext:value-type="string">
            <text:p>Acer platanoide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4" office:value-type="string" calcext:value-type="string">
            <text:p>Acer pseudoplatan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34" office:value-type="string" calcext:value-type="string">
            <text:p>Acer semperviren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34" office:value-type="string" calcext:value-type="string">
            <text:p>Acer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34" office:value-type="string" calcext:value-type="string">
            <text:p>Acer stevenii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34" office:value-type="string" calcext:value-type="string">
            <text:p>Acer tataricum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34" office:value-type="string" calcext:value-type="string">
            <text:p>Acer trautvetteri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34" office:value-type="string" calcext:value-type="string">
            <text:p>Aesculus hippocastaneaum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4" office:value-type="string" calcext:value-type="string">
            <text:p>Ailanthus altissima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4" office:value-type="string" calcext:value-type="string">
            <text:p>Ailanthus sp. (glandulosa)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34" office:value-type="string" calcext:value-type="string">
            <text:p>Alnus cordat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34" office:value-type="string" calcext:value-type="string">
            <text:p>Alnus glutinos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34" office:value-type="string" calcext:value-type="string">
            <text:p>Alnus inca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34" office:value-type="string" calcext:value-type="string">
            <text:p>Aln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34" office:value-type="string" calcext:value-type="string">
            <text:p>Alnus virid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34" office:value-type="string" calcext:value-type="string">
            <text:p>Amelanchier canadens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34" office:value-type="string" calcext:value-type="string">
            <text:p>Amelanchier grandiflo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34" office:value-type="string" calcext:value-type="string">
            <text:p>Amelanchier oval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34" office:value-type="string" calcext:value-type="string">
            <text:p>Amelanchier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34" office:value-type="string" calcext:value-type="string">
            <text:p>Amelanchier spicat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34" office:value-type="string" calcext:value-type="string">
            <text:p>Arbutus andrachne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34" office:value-type="string" calcext:value-type="string">
            <text:p>Arbut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34" office:value-type="string" calcext:value-type="string">
            <text:p>Arbutus unedo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34" office:value-type="string" calcext:value-type="string">
            <text:p>Berberis vulgar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34" office:value-type="string" calcext:value-type="string">
            <text:p>Betula humilis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34" office:value-type="string" calcext:value-type="string">
            <text:p>Betula nana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34" office:value-type="string" calcext:value-type="string">
            <text:p>Betula pendul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34" office:value-type="string" calcext:value-type="string">
            <text:p>Betula pubescen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34" office:value-type="string" calcext:value-type="string">
            <text:p>Betula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34" office:value-type="string" calcext:value-type="string">
            <text:p>Buxus balear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34" office:value-type="string" calcext:value-type="string">
            <text:p>Buxus semperviren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34" office:value-type="string" calcext:value-type="string">
            <text:p>Bux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34" office:value-type="string" calcext:value-type="string">
            <text:p>Carpinus betul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34" office:value-type="string" calcext:value-type="string">
            <text:p>Carpinus oriental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34" office:value-type="string" calcext:value-type="string">
            <text:p>Carpin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34" office:value-type="string" calcext:value-type="string">
            <text:p>Castanea sativa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Castanea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34" office:value-type="string" calcext:value-type="string">
            <text:p>Cedrus atlant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34" office:value-type="string" calcext:value-type="string">
            <text:p>Cedrus deoda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34" office:value-type="string" calcext:value-type="string">
            <text:p>Cedrus libani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34" office:value-type="string" calcext:value-type="string">
            <text:p>Cedr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34" office:value-type="string" calcext:value-type="string">
            <text:p>Celtis austral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34" office:value-type="string" calcext:value-type="string">
            <text:p>Ceratonia siliqu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34" office:value-type="string" calcext:value-type="string">
            <text:p>Cercis siliquastrum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34" office:value-type="string" calcext:value-type="string">
            <text:p>Chamaecyparis lawsonia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34" office:value-type="string" calcext:value-type="string">
            <text:p>Chamaerops humil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Cinnamomum campho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34" office:value-type="string" calcext:value-type="string">
            <text:p>Cornus ma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34" office:value-type="string" calcext:value-type="string">
            <text:p>Cornus sanguine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34" office:value-type="string" calcext:value-type="string">
            <text:p>Corn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34" office:value-type="string" calcext:value-type="string">
            <text:p>Corylus avella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Coryl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34" office:value-type="string" calcext:value-type="string">
            <text:p>Crataegus azarol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34" office:value-type="string" calcext:value-type="string">
            <text:p>Crataegus laciniat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34" office:value-type="string" calcext:value-type="string">
            <text:p>Crataegus laevigat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34" office:value-type="string" calcext:value-type="string">
            <text:p>Crataegus monogy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34" office:value-type="string" calcext:value-type="string">
            <text:p>Crataegus sp.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34" office:value-type="string" calcext:value-type="string">
            <text:p>Cryptomeria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Cupressus arizon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34" office:value-type="string" calcext:value-type="string">
            <text:p>Cupressus lusitan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34" office:value-type="string" calcext:value-type="string">
            <text:p>Cupressus macrocarp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Cupressus semperviren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34" office:value-type="string" calcext:value-type="string">
            <text:p>Cupress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34" office:value-type="string" calcext:value-type="string">
            <text:p>Erica arbore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34" office:value-type="string" calcext:value-type="string">
            <text:p>Erica manipuliflo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34" office:value-type="string" calcext:value-type="string">
            <text:p>Erica scopar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4" office:value-type="string" calcext:value-type="string">
            <text:p>Erica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34" office:value-type="string" calcext:value-type="string">
            <text:p>Eucalyptus camaldulens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34" office:value-type="string" calcext:value-type="string">
            <text:p>Eucalyptus gomphocephal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34" office:value-type="string" calcext:value-type="string">
            <text:p>Eucalypt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34" office:value-type="string" calcext:value-type="string">
            <text:p>Euonymus europae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34" office:value-type="string" calcext:value-type="string">
            <text:p>Euonym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34" office:value-type="string" calcext:value-type="string">
            <text:p>Fag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34" office:value-type="string" calcext:value-type="string">
            <text:p>Fagus sylvat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34" office:value-type="string" calcext:value-type="string">
            <text:p>Ficus car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34" office:value-type="string" calcext:value-type="string">
            <text:p>Fic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34" office:value-type="string" calcext:value-type="string">
            <text:p>Frangula aln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34" office:value-type="string" calcext:value-type="string">
            <text:p>Fraxinus angustifolia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34" office:value-type="string" calcext:value-type="string">
            <text:p>Fraxinus excelsior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4" office:value-type="string" calcext:value-type="string">
            <text:p>Fraxinus orn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34" office:value-type="string" calcext:value-type="string">
            <text:p>Fraxinus pallisae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34" office:value-type="string" calcext:value-type="string">
            <text:p>Fraxinus pennsylvan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34" office:value-type="string" calcext:value-type="string">
            <text:p>Fraxin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34" office:value-type="string" calcext:value-type="string">
            <text:p>Gleditsia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34" office:value-type="string" calcext:value-type="string">
            <text:p>Hippophae rhamnoide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34" office:value-type="string" calcext:value-type="string">
            <text:p>Ilex aquifolium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34" office:value-type="string" calcext:value-type="string">
            <text:p>Ilex canariens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34" office:value-type="string" calcext:value-type="string">
            <text:p>Ilex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34" office:value-type="string" calcext:value-type="string">
            <text:p>Juglans cinere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34" office:value-type="string" calcext:value-type="string">
            <text:p>Juglans nig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34" office:value-type="string" calcext:value-type="string">
            <text:p>Juglans reg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34" office:value-type="string" calcext:value-type="string">
            <text:p>Juglan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34" office:value-type="string" calcext:value-type="string">
            <text:p>Juniperus comun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34" office:value-type="string" calcext:value-type="string">
            <text:p>Juniperus oxycedr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34" office:value-type="string" calcext:value-type="string">
            <text:p>Juniperus phoenice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34" office:value-type="string" calcext:value-type="string">
            <text:p>Juniperus sabi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34" office:value-type="string" calcext:value-type="string">
            <text:p>Juniper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34" office:value-type="string" calcext:value-type="string">
            <text:p>Juniperus thurife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34" office:value-type="string" calcext:value-type="string">
            <text:p>Juniperus virginia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34" office:value-type="string" calcext:value-type="string">
            <text:p>Laburnum alpinum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34" office:value-type="string" calcext:value-type="string">
            <text:p>Laburnum anagyroide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34" office:value-type="string" calcext:value-type="string">
            <text:p>Laburnum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34" office:value-type="string" calcext:value-type="string">
            <text:p>Larix decidu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34" office:value-type="string" calcext:value-type="string">
            <text:p>Larix kaempferi C25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34" office:value-type="string" calcext:value-type="string">
            <text:p>Larix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34" office:value-type="string" calcext:value-type="string">
            <text:p>Laurus azor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34" office:value-type="string" calcext:value-type="string">
            <text:p>Laurus nobil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34" office:value-type="string" calcext:value-type="string">
            <text:p>Ligustrum vulgare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34" office:value-type="string" calcext:value-type="string">
            <text:p>Liriodendron tulipifera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34" office:value-type="string" calcext:value-type="string">
            <text:p>Lonicera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34" office:value-type="string" calcext:value-type="string">
            <text:p>Magnolia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34" office:value-type="string" calcext:value-type="string">
            <text:p>Malus domest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34" office:value-type="string" calcext:value-type="string">
            <text:p>Mal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34" office:value-type="string" calcext:value-type="string">
            <text:p>Malus sylvestr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34" office:value-type="string" calcext:value-type="string">
            <text:p>Metasequoia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34" office:value-type="string" calcext:value-type="string">
            <text:p>Morus alb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34" office:value-type="string" calcext:value-type="string">
            <text:p>Morus nig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34" office:value-type="string" calcext:value-type="string">
            <text:p>Mor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34" office:value-type="string" calcext:value-type="string">
            <text:p>Myrica fay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34" office:value-type="string" calcext:value-type="string">
            <text:p>Myrtus commun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34" office:value-type="string" calcext:value-type="string">
            <text:p>Ocotea foeten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34" office:value-type="string" calcext:value-type="string">
            <text:p>Olea europae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34" office:value-type="string" calcext:value-type="string">
            <text:p>Olea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34" office:value-type="string" calcext:value-type="string">
            <text:p>Ostrya carpinifol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34" office:value-type="string" calcext:value-type="string">
            <text:p>Paulownia tomentos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34" office:value-type="string" calcext:value-type="string">
            <text:p>Persea ind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34" office:value-type="string" calcext:value-type="string">
            <text:p>Phillyrea angustifol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34" office:value-type="string" calcext:value-type="string">
            <text:p>Phillyrea latifol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34" office:value-type="string" calcext:value-type="string">
            <text:p>Phoenix canariens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34" office:value-type="string" calcext:value-type="string">
            <text:p>Phoenix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34" office:value-type="string" calcext:value-type="string">
            <text:p>Picconia excels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34" office:value-type="string" calcext:value-type="string">
            <text:p>Picea abies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34" office:value-type="string" calcext:value-type="string">
            <text:p>Picea engelmannii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34" office:value-type="string" calcext:value-type="string">
            <text:p>Picea glau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34" office:value-type="string" calcext:value-type="string">
            <text:p>Picea omorik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34" office:value-type="string" calcext:value-type="string">
            <text:p>Picea oriental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34" office:value-type="string" calcext:value-type="string">
            <text:p>Picea pungen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34" office:value-type="string" calcext:value-type="string">
            <text:p>Picea sitchens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34" office:value-type="string" calcext:value-type="string">
            <text:p>Picea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34" office:value-type="string" calcext:value-type="string">
            <text:p>Pinus banksia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34" office:value-type="string" calcext:value-type="string">
            <text:p>Pinus canariens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34" office:value-type="string" calcext:value-type="string">
            <text:p>Pinus cemb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34" office:value-type="string" calcext:value-type="string">
            <text:p>Pinus contort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34" office:value-type="string" calcext:value-type="string">
            <text:p>Pinus halepens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34" office:value-type="string" calcext:value-type="string">
            <text:p>Pinus heldreichii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43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34" office:value-type="string" calcext:value-type="string">
            <text:p>Pinus leucoderm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34" office:value-type="string" calcext:value-type="string">
            <text:p>Pinus mugo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34" office:value-type="string" calcext:value-type="string">
            <text:p>Pinus nigra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34" office:value-type="string" calcext:value-type="string">
            <text:p>Pinus pinaster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34" office:value-type="string" calcext:value-type="string">
            <text:p>Pinus pine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34" office:value-type="string" calcext:value-type="string">
            <text:p>Pinus ponderos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34" office:value-type="string" calcext:value-type="string">
            <text:p>Pinus radiata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34" office:value-type="string" calcext:value-type="string">
            <text:p>Pinus sp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34" office:value-type="string" calcext:value-type="string">
            <text:p>Pinus strob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34" office:value-type="string" calcext:value-type="string">
            <text:p>Pinus sylvestr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34" office:value-type="string" calcext:value-type="string">
            <text:p>Pinus uncinata (rotundata)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34" office:value-type="string" calcext:value-type="string">
            <text:p>Pistacia atlant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34" office:value-type="string" calcext:value-type="string">
            <text:p>Pistacia lentisc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34" office:value-type="string" calcext:value-type="string">
            <text:p>Pistacia terebinth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34" office:value-type="string" calcext:value-type="string">
            <text:p>Platanus acerifol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34" office:value-type="string" calcext:value-type="string">
            <text:p>Platanus oriental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34" office:value-type="string" calcext:value-type="string">
            <text:p>Platanus sp. (incl hybrida)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34" office:value-type="string" calcext:value-type="string">
            <text:p>Pleiomeris canariens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34" office:value-type="string" calcext:value-type="string">
            <text:p>Populus alb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34" office:value-type="string" calcext:value-type="string">
            <text:p>Populus nig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34" office:value-type="string" calcext:value-type="string">
            <text:p>Popul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34" office:value-type="string" calcext:value-type="string">
            <text:p>Populus tremul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34" office:value-type="string" calcext:value-type="string">
            <text:p>Populus x canescen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34" office:value-type="string" calcext:value-type="string">
            <text:p>Prunus armenia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34" office:value-type="string" calcext:value-type="string">
            <text:p>Prunus avium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34" office:value-type="string" calcext:value-type="string">
            <text:p>Prunus cerasife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34" office:value-type="string" calcext:value-type="string">
            <text:p>Prunus ceras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34" office:value-type="string" calcext:value-type="string">
            <text:p>Prunus domest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34" office:value-type="string" calcext:value-type="string">
            <text:p>Prunus dulc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34" office:value-type="string" calcext:value-type="string">
            <text:p>Prunus lusitan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34" office:value-type="string" calcext:value-type="string">
            <text:p>Prunus mahaleb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34" office:value-type="string" calcext:value-type="string">
            <text:p>Prunus padus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34" office:value-type="string" calcext:value-type="string">
            <text:p>Prunus pers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34" office:value-type="string" calcext:value-type="string">
            <text:p>Prunus seroti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34" office:value-type="string" calcext:value-type="string">
            <text:p>Prun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34" office:value-type="string" calcext:value-type="string">
            <text:p>Prunus spinos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34" office:value-type="string" calcext:value-type="string">
            <text:p>Pseudotsuga menziesii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34" office:value-type="string" calcext:value-type="string">
            <text:p>Pyrus amygdaliform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34" office:value-type="string" calcext:value-type="string">
            <text:p>Pyrus commun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34" office:value-type="string" calcext:value-type="string">
            <text:p>Pyrus pyraster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34" office:value-type="string" calcext:value-type="string">
            <text:p>Pyr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34" office:value-type="string" calcext:value-type="string">
            <text:p>Quercus alnifol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34" office:value-type="string" calcext:value-type="string">
            <text:p>Quercus canariens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34" office:value-type="string" calcext:value-type="string">
            <text:p>Quercus cerr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34" office:value-type="string" calcext:value-type="string">
            <text:p>Quercus coccifera (Q. calliprinos)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34" office:value-type="string" calcext:value-type="string">
            <text:p>Quercus congest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34" office:value-type="string" calcext:value-type="string">
            <text:p>Quercus dalechampii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34" office:value-type="string" calcext:value-type="string">
            <text:p>Quercus fagine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34" office:value-type="string" calcext:value-type="string">
            <text:p>Quercus frainetto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34" office:value-type="string" calcext:value-type="string">
            <text:p>Quercus fruticosa</text:p>
          </table:table-cell>
          <table:table-cell table:style-name="ce34" office:value-type="string" calcext:value-type="string">
            <text:p>Quercus fruticosa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34" office:value-type="string" calcext:value-type="string">
            <text:p>Quercus hartwissia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34" office:value-type="string" calcext:value-type="string">
            <text:p>Quercus ilex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34" office:value-type="string" calcext:value-type="string">
            <text:p>Quercus lusitan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34" office:value-type="string" calcext:value-type="string">
            <text:p>Quercus macrolepis (Q. aegilops)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34" office:value-type="string" calcext:value-type="string">
            <text:p>Quercus ma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34" office:value-type="string" calcext:value-type="string">
            <text:p>Quercus palustr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34" office:value-type="string" calcext:value-type="string">
            <text:p>Quercus pedunculiflo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34" office:value-type="string" calcext:value-type="string">
            <text:p>Quercus petraea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34" office:value-type="string" calcext:value-type="string">
            <text:p>Quercus petraea (group) x pubesce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34" office:value-type="string" calcext:value-type="string">
            <text:p>Quercus petraea group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34" office:value-type="string" calcext:value-type="string">
            <text:p>Quercus polycarp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34" office:value-type="string" calcext:value-type="string">
            <text:p>Quercus pubescen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34" office:value-type="string" calcext:value-type="string">
            <text:p>Quercus pyrenaica (Q. toza)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34" office:value-type="string" calcext:value-type="string">
            <text:p>Quercus robur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34" office:value-type="string" calcext:value-type="string">
            <text:p>Quercus robur x pyrena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34" office:value-type="string" calcext:value-type="string">
            <text:p>Quercus rub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34" office:value-type="string" calcext:value-type="string">
            <text:p>Querc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34" office:value-type="string" calcext:value-type="string">
            <text:p>Quercus suber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34" office:value-type="string" calcext:value-type="string">
            <text:p>Quercus troja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34" office:value-type="string" calcext:value-type="string">
            <text:p>Rhamnus alatern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34" office:value-type="string" calcext:value-type="string">
            <text:p>Rhamnus catharticus (a)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34" office:value-type="string" calcext:value-type="string">
            <text:p>Rhamnus lycioides spp. oleoide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34" office:value-type="string" calcext:value-type="string">
            <text:p>Rhamn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34" office:value-type="string" calcext:value-type="string">
            <text:p>Rhus coriar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34" office:value-type="string" calcext:value-type="string">
            <text:p>Rhus typhi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34" office:value-type="string" calcext:value-type="string">
            <text:p>Robinia pseudoacac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34" office:value-type="string" calcext:value-type="string">
            <text:p>Salix alba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34" office:value-type="string" calcext:value-type="string">
            <text:p>Salix atrocinere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34" office:value-type="string" calcext:value-type="string">
            <text:p>Salix babylon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34" office:value-type="string" calcext:value-type="string">
            <text:p>Salix cantabr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34" office:value-type="string" calcext:value-type="string">
            <text:p>Salix capre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34" office:value-type="string" calcext:value-type="string">
            <text:p>Salix cinere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34" office:value-type="string" calcext:value-type="string">
            <text:p>Salix eleagno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34" office:value-type="string" calcext:value-type="string">
            <text:p>Salix fragil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34" office:value-type="string" calcext:value-type="string">
            <text:p>Salix purpure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34" office:value-type="string" calcext:value-type="string">
            <text:p>Salix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34" office:value-type="string" calcext:value-type="string">
            <text:p>Salix viminal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34" office:value-type="string" calcext:value-type="string">
            <text:p>Sambucus ebul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34" office:value-type="string" calcext:value-type="string">
            <text:p>Sambucus nig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34" office:value-type="string" calcext:value-type="string">
            <text:p>Sambucus racemos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34" office:value-type="string" calcext:value-type="string">
            <text:p>Sambuc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34" office:value-type="string" calcext:value-type="string">
            <text:p>Sequoiadendron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34" office:value-type="string" calcext:value-type="string">
            <text:p>Sophora japon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34" office:value-type="string" calcext:value-type="string">
            <text:p>Sorbus ar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34" office:value-type="string" calcext:value-type="string">
            <text:p>Sorbus aucupar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34" office:value-type="string" calcext:value-type="string">
            <text:p>Sorbus chamaemespilu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34" office:value-type="string" calcext:value-type="string">
            <text:p>Sorbus domestic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34" office:value-type="string" calcext:value-type="string">
            <text:p>Sorbus intermedi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34" office:value-type="string" calcext:value-type="string">
            <text:p>Sorbus latifolia s.l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34" office:value-type="string" calcext:value-type="string">
            <text:p>Sorbus mougeotii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34" office:value-type="string" calcext:value-type="string">
            <text:p>Sorb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34" office:value-type="string" calcext:value-type="string">
            <text:p>Sorbus torminal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34" office:value-type="string" calcext:value-type="string">
            <text:p>Tamarix africa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34" office:value-type="string" calcext:value-type="string">
            <text:p>Tamarix canariens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34" office:value-type="string" calcext:value-type="string">
            <text:p>Tamarix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34" office:value-type="string" calcext:value-type="string">
            <text:p>Taxodium distichum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34" office:value-type="string" calcext:value-type="string">
            <text:p>Taxus baccat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34" office:value-type="string" calcext:value-type="string">
            <text:p>Tax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34" office:value-type="string" calcext:value-type="string">
            <text:p>Tetraclinis articulat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34" office:value-type="string" calcext:value-type="string">
            <text:p>Thuja plicat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34" office:value-type="string" calcext:value-type="string">
            <text:p>Thuja sp.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34" office:value-type="string" calcext:value-type="string">
            <text:p>Tilia cordat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34" office:value-type="string" calcext:value-type="string">
            <text:p>Tilia platyphylo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34" office:value-type="string" calcext:value-type="string">
            <text:p>Tilia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34" office:value-type="string" calcext:value-type="string">
            <text:p>Tilia tomentos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34" office:value-type="string" calcext:value-type="string">
            <text:p>Tsuga canadensi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34" office:value-type="string" calcext:value-type="string">
            <text:p>Tsuga heterophyll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34" office:value-type="string" calcext:value-type="string">
            <text:p>Tsuga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34" office:value-type="string" calcext:value-type="string">
            <text:p>Ulmus canescens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34" office:value-type="string" calcext:value-type="string">
            <text:p>Ulmus glabr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34" office:value-type="string" calcext:value-type="string">
            <text:p>Ulmus laevis 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34" office:value-type="string" calcext:value-type="string">
            <text:p>Ulmus minor (pumila)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34" office:value-type="string" calcext:value-type="string">
            <text:p>Ulmus sp.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34" office:value-type="string" calcext:value-type="string">
            <text:p>Viburnum lantana</text:p>
          </table:table-cell>
        </table:table-row>
        <table:table-row table:style-name="ro2">
          <table:table-cell table:style-name="ce34" office:value-type="string" calcext:value-type="string">
            <text:p>SPECIES_CODE</text:p>
          </table:table-cell>
          <table:table-cell table:style-name="ce34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34" office:value-type="string" calcext:value-type="string">
            <text:p>Viburnum opulus</text:p>
          </table:table-cell>
        </table:table-row>
        <table:table-row table:style-name="ro2">
          <table:table-cell table:style-name="ce34" office:value-type="string" calcext:value-type="string">
            <text:p>SPECIES_CLASS</text:p>
          </table:table-cell>
          <table:table-cell table:style-name="ce29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34" office:value-type="string" calcext:value-type="string">
            <text:p>SPECIES_CLASS</text:p>
          </table:table-cell>
          <table:table-cell table:style-name="ce29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34" office:value-type="string" calcext:value-type="string">
            <text:p>SPECIES_CLASS</text:p>
          </table:table-cell>
          <table:table-cell table:style-name="ce29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table:style-name="ce28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34"/>
          <table:table-cell table:number-columns-repeated="3"/>
        </table:table-row>
        <table:table-row table:style-name="ro2" table:number-rows-repeated="5">
          <table:table-cell table:style-name="ce36"/>
          <table:table-cell table:number-columns-repeated="2"/>
          <table:table-cell table:style-name="ce36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34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34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28"/>
        <table:table-column table:style-name="co6" table:number-columns-repeated="2" table:default-cell-style-name="Default"/>
        <table:table-column table:style-name="co62" table:default-cell-style-name="Default"/>
        <table:table-column table:style-name="co6" table:number-columns-repeated="3" table:default-cell-style-name="Default"/>
        <table:table-row table:style-name="ro9">
          <table:table-cell table:style-name="ce23" office:value-type="string" calcext:value-type="string">
            <text:p>Unit</text:p>
            <draw:control table:end-cell-address="mode_tree.B1" table:end-x="8.48mm" table:end-y="4.57mm" draw:z-index="0" draw:name="Export CSV" draw:style-name="gr6" draw:text-style-name="P6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37" office:value-type="string" calcext:value-type="string">
            <text:p>Code</text:p>
          </table:table-cell>
          <table:table-cell table:style-name="ce37" office:value-type="string" calcext:value-type="string">
            <text:p>Parent_code</text:p>
          </table:table-cell>
          <table:table-cell table:style-name="ce32" office:value-type="string" calcext:value-type="string">
            <text:p>Label</text:p>
          </table:table-cell>
          <table:table-cell table:style-name="ce32" office:value-type="string" calcext:value-type="string">
            <text:p>Definition</text:p>
          </table:table-cell>
          <table:table-cell table:style-name="ce23" office:value-type="string" calcext:value-type="string">
            <text:p>Position</text:p>
          </table:table-cell>
          <table:table-cell table:style-name="ce23" office:value-type="string" calcext:value-type="string">
            <text:p>is_leaf</text:p>
          </table:table-cell>
        </table:table-row>
        <table:table-row table:style-name="ro9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3" table:default-cell-style-name="ce29"/>
        <table:table-column table:style-name="co64" table:default-cell-style-name="ce29"/>
        <table:table-column table:style-name="co65" table:default-cell-style-name="ce29"/>
        <table:table-column table:style-name="co67" table:default-cell-style-name="ce29"/>
        <table:table-column table:style-name="co68" table:default-cell-style-name="ce29"/>
        <table:table-row table:style-name="ro7">
          <table:table-cell table:style-name="ce23" office:value-type="string" calcext:value-type="string">
            <text:p>Source Unit</text:p>
            <draw:control table:end-cell-address="group_mode.A1" table:end-x="57.32mm" table:end-y="8.51mm" draw:z-index="0" draw:name="Export CSV" draw:style-name="gr6" draw:text-style-name="P6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37" office:value-type="string" calcext:value-type="string">
            <text:p>Source Code</text:p>
          </table:table-cell>
          <table:table-cell table:style-name="ce23" office:value-type="string" calcext:value-type="string">
            <text:p>Destination Unit</text:p>
          </table:table-cell>
          <table:table-cell table:style-name="ce32" office:value-type="string" calcext:value-type="string">
            <text:p>Destination Code</text:p>
          </table:table-cell>
          <table:table-cell table:style-name="ce3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44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44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44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9" table:default-cell-style-name="Default"/>
        <table:table-column table:style-name="co70" table:default-cell-style-name="Default"/>
        <table:table-row table:style-name="ro10">
          <table:table-cell table:style-name="ce23" office:value-type="string" calcext:value-type="string">
            <text:p>Unit</text:p>
            <draw:control table:end-cell-address="dynamode.B1" table:end-x="15.05mm" table:end-y="10.1mm" draw:z-index="0" draw:name="Export CSV" draw:style-name="gr6" draw:text-style-name="P6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46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14">
          <table:table-cell table:style-name="ce45" office:value-type="string" calcext:value-type="string">
            <text:p>PROVIDER_ID</text:p>
          </table:table-cell>
          <table:table-cell table:style-name="ce45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Default"/>
        <table:table-column table:style-name="co26" table:number-columns-repeated="2" table:default-cell-style-name="Default"/>
        <table:table-column table:style-name="co72" table:default-cell-style-name="Default"/>
        <table:table-column table:style-name="co6" table:number-columns-repeated="252" table:default-cell-style-name="Default"/>
        <table:table-row table:style-name="ro11">
          <table:table-cell table:style-name="ce32" office:value-type="string" calcext:value-type="string">
            <text:p>Unit </text:p>
            <draw:control table:end-cell-address="range.B2" table:end-x="15.21mm" table:end-y="0.32mm" draw:z-index="0" draw:name="Export CSV" draw:style-name="gr6" draw:text-style-name="P6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47" office:value-type="string" calcext:value-type="string">
            <text:p>PERCENTAGE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3" table:default-cell-style-name="ce29"/>
        <table:table-column table:style-name="co75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6" table:default-cell-style-name="Default"/>
        <table:table-row table:style-name="ro8">
          <table:table-cell table:style-name="ce23" office:value-type="string" calcext:value-type="string">
            <text:p>Format</text:p>
            <draw:control table:end-cell-address="table_format.B1" table:end-x="0.13mm" table:end-y="9.05mm" draw:z-index="0" draw:name="Export CSV" draw:style-name="gr6" draw:text-style-name="P6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Table Name</text:p>
          </table:table-cell>
          <table:table-cell table:style-name="ce32" office:value-type="string" calcext:value-type="string">
            <text:p>Schema</text:p>
          </table:table-cell>
          <table:table-cell table:style-name="ce32" office:value-type="string" calcext:value-type="string">
            <text:p>Primary Keys</text:p>
          </table:table-cell>
          <table:table-cell table:style-name="ce32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29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29" office:value-type="string" calcext:value-type="string">
            <text:p>SPECIES_DATA</text:p>
          </table:table-cell>
          <table:table-cell table:style-name="ce29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29" office:value-type="string" calcext:value-type="string">
            <text:p>TREE_DATA</text:p>
          </table:table-cell>
          <table:table-cell table:style-name="ce29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29" office:value-type="string" calcext:value-type="string">
            <text:p>HARMONIZED_LOCATION</text:p>
          </table:table-cell>
          <table:table-cell table:style-name="ce29" office:value-type="string" calcext:value-type="string">
            <text:p>HARMONIZED_DATA</text:p>
          </table:table-cell>
          <table:table-cell table:style-name="ce28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D_PLOT_DATA</text:p>
          </table:table-cell>
          <table:table-cell table:style-name="ce29" office:value-type="string" calcext:value-type="string">
            <text:p>HARMONIZED_DATA</text:p>
          </table:table-cell>
          <table:table-cell table:style-name="ce28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D_SPECIES_DATA</text:p>
          </table:table-cell>
          <table:table-cell table:style-name="ce29" office:value-type="string" calcext:value-type="string">
            <text:p>HARMONIZED_DATA</text:p>
          </table:table-cell>
          <table:table-cell table:style-name="ce28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number-columns-repeated="5" table:default-cell-style-name="Default"/>
        <table:table-row table:style-name="ro13">
          <table:table-cell table:style-name="ce42" office:value-type="string" calcext:value-type="string">
            <text:p>Data</text:p>
          </table:table-cell>
          <table:table-cell table:style-name="ce42" office:value-type="string" calcext:value-type="string">
            <text:p>Format</text:p>
          </table:table-cell>
          <table:table-cell table:style-name="ce42" office:value-type="string" calcext:value-type="string">
            <text:p>Column_Name</text:p>
          </table:table-cell>
          <table:table-cell table:style-name="ce42" office:value-type="string" calcext:value-type="string">
            <text:p>isCalculated</text:p>
          </table:table-cell>
          <table:table-cell table:style-name="ce42" office:value-type="string" calcext:value-type="string">
            <text:p>idEditable</text:p>
          </table:table-cell>
          <table:table-cell table:style-name="ce42" office:value-type="string" calcext:value-type="string">
            <text:p>isInsertable</text:p>
          </table:table-cell>
          <table:table-cell table:style-name="ce42" office:value-type="string" calcext:value-type="string">
            <text:p>isMandatory</text:p>
          </table:table-cell>
          <table:table-cell table:style-name="ce42" office:value-type="string" calcext:value-type="string">
            <text:p>Position</text:p>
          </table:table-cell>
          <table:table-cell table:style-name="ce4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2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24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2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2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6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91" table:number-columns-repeated="2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6" table:number-columns-repeated="3" table:default-cell-style-name="Default"/>
        <table:table-row table:style-name="ro2"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Format</text:p>
          </table:table-cell>
          <table:table-cell table:style-name="ce39" office:value-type="string" calcext:value-type="string">
            <text:p>isCriteria</text:p>
          </table:table-cell>
          <table:table-cell table:style-name="ce39" office:value-type="string" calcext:value-type="string">
            <text:p>isResult</text:p>
          </table:table-cell>
          <table:table-cell table:style-name="ce39" office:value-type="string" calcext:value-type="string">
            <office:annotation draw:style-name="gr7" draw:text-style-name="P3" svg:width="98.9mm" svg:height="58.49mm" svg:x="164.11mm" svg:y="0mm" draw:caption-point-x="19.3mm" draw:caption-point-y="0.1mm">
              <dc:creator>BP</dc:creator>
              <dc:date>2009-04-16T00:00:00</dc:date>
              <text:p text:style-name="P7"><text:span text:style-name="T6">The HTML Type of the field :</text:span></text:p>
              <text:p text:style-name="P7"><text:span text:style-name="T6"/></text:p>
              <text:p text:style-name="P7"><text:span text:style-name="T6">* TEXT</text:span></text:p>
              <text:p text:style-name="P7"><text:span text:style-name="T6">* SELECT</text:span></text:p>
              <text:p text:style-name="P7"><text:span text:style-name="T6">* CHECKBOX</text:span></text:p>
            </office:annotation>
            <text:p>Input_Type</text:p>
          </table:table-cell>
          <table:table-cell table:style-name="ce39" office:value-type="string" calcext:value-type="string">
            <text:p>Position</text:p>
          </table:table-cell>
          <table:table-cell table:style-name="ce39" office:value-type="string" calcext:value-type="string">
            <text:p>is default criteria</text:p>
          </table:table-cell>
          <table:table-cell table:style-name="ce39" office:value-type="string" calcext:value-type="string">
            <text:p>is default result</text:p>
          </table:table-cell>
          <table:table-cell table:style-name="ce39" office:value-type="string" calcext:value-type="string">
            <text:p>default_value</text:p>
          </table:table-cell>
          <table:table-cell table:style-name="ce39" office:value-type="string" calcext:value-type="string">
            <text:p>decimals</text:p>
          </table:table-cell>
          <table:table-cell table:style-name="ce39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6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21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21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8" table:default-cell-style-name="ce18"/>
        <table:table-column table:style-name="co46" table:default-cell-style-name="ce18"/>
        <table:table-column table:style-name="co6" table:default-cell-style-name="ce18"/>
        <table:table-column table:style-name="co79" table:default-cell-style-name="ce18"/>
        <table:table-column table:style-name="co6" table:default-cell-style-name="Default"/>
        <table:table-row table:style-name="ro2"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Format</text:p>
          </table:table-cell>
          <table:table-cell table:style-name="ce35" office:value-type="string" calcext:value-type="string">
            <text:p>isMandatory</text:p>
          </table:table-cell>
          <table:table-cell table:style-name="ce35" office:value-type="string" calcext:value-type="string">
            <text:p>Mask</text:p>
          </table:table-cell>
          <table:table-cell table:style-name="ce35" office:value-type="string" calcext:value-type="string">
            <text:p>Position</text:p>
          </table:table-cell>
        </table:table-row>
        <table:table-row table:style-name="ro6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4" calcext:value-type="float">
            <text:p>4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6" calcext:value-type="float">
            <text:p>6</text:p>
          </table:table-cell>
        </table:table-row>
        <table:table-row table:style-name="ro6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2" calcext:value-type="float">
            <text:p>2</text:p>
          </table:table-cell>
        </table:table-row>
        <table:table-row table:style-name="ro6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6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" calcext:value-type="float">
            <text:p>8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75" table:default-cell-style-name="Default"/>
        <table:table-column table:style-name="co88" table:default-cell-style-name="Default"/>
        <table:table-row table:style-name="ro2">
          <table:table-cell table:style-name="ce35" office:value-type="string" calcext:value-type="string">
            <text:p>SRC_DATA</text:p>
          </table:table-cell>
          <table:table-cell table:style-name="ce35" office:value-type="string" calcext:value-type="string">
            <text:p>SRC_FORMAT</text:p>
          </table:table-cell>
          <table:table-cell table:style-name="ce35" office:value-type="string" calcext:value-type="string">
            <text:p>DST_DATA</text:p>
          </table:table-cell>
          <table:table-cell table:style-name="ce35" office:value-type="string" calcext:value-type="string">
            <text:p>DST_FORMAT</text:p>
          </table:table-cell>
          <table:table-cell table:style-name="ce35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table:style-name="ce18" office:value-type="string" calcext:value-type="string">
            <text:p>SPECIES_FILE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office:value-type="string" calcext:value-type="string">
            <text:p>THE_GEOM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9" table:default-cell-style-name="Default"/>
        <table:table-column table:style-name="co46" table:number-columns-repeated="2" table:default-cell-style-name="Default"/>
        <table:table-column table:style-name="co90" table:default-cell-style-name="Default"/>
        <table:table-row table:style-name="ro2">
          <table:table-cell table:style-name="ce35" office:value-type="string" calcext:value-type="string">
            <office:annotation draw:style-name="gr3" draw:text-style-name="P2" svg:width="28.18mm" svg:height="5.96mm" svg:x="50.7mm" svg:y="0mm" draw:caption-point-x="-7.4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Dataset ID</text:p>
          </table:table-cell>
          <table:table-cell table:style-name="ce35" office:value-type="string" calcext:value-type="string">
            <text:p>Schema Code</text:p>
          </table:table-cell>
          <table:table-cell table:style-name="ce35" office:value-type="string" calcext:value-type="string">
            <office:annotation draw:style-name="gr3" draw:text-style-name="P2" svg:width="28.18mm" svg:height="5.96mm" svg:x="142.1mm" svg:y="0mm" draw:caption-point-x="60.0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Format</text:p>
          </table:table-cell>
          <table:table-cell table:style-name="ce35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7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6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77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6" table:default-cell-style-name="Default"/>
        <table:table-row table:style-name="ro12">
          <table:table-cell table:style-name="ce46" office:value-type="string" calcext:value-type="string">
            <text:p>Check_id</text:p>
          </table:table-cell>
          <table:table-cell table:style-name="ce46" office:value-type="string" calcext:value-type="string">
            <text:p>Step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Statement</text:p>
          </table:table-cell>
          <table:table-cell table:style-name="ce46" office:value-type="string" calcext:value-type="string">
            <text:p>Importanc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6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6" table:default-cell-style-name="Default"/>
        <table:table-column table:style-name="co101" table:number-columns-repeated="2" table:default-cell-style-name="Default"/>
        <table:table-column table:style-name="co102" table:default-cell-style-name="ce50"/>
        <table:table-row table:style-name="ro8">
          <table:table-cell table:style-name="ce23" office:value-type="string" calcext:value-type="string">
            <text:p>Schema Code</text:p>
          </table:table-cell>
          <table:table-cell table:style-name="ce23" office:value-type="string" calcext:value-type="string">
            <text:p>Schema Name</text:p>
          </table:table-cell>
          <table:table-cell table:style-name="ce23" office:value-type="string" calcext:value-type="string">
            <text:p>Label</text:p>
            <draw:control table:end-cell-address="table_schema.D1" table:end-x="0.12mm" table:end-y="9.06mm" draw:z-index="0" draw:name="Export CSV" draw:style-name="gr6" draw:text-style-name="P6" svg:width="94.55mm" svg:height="9.05mm" svg:x="18.11mm" svg:y="0.01mm" draw:control="control9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29" office:value-type="string" calcext:value-type="string">
            <text:p>Raw Data</text:p>
          </table:table-cell>
          <table:table-cell table:style-name="ce29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29" office:value-type="string" calcext:value-type="string">
            <text:p>Harmonized Data</text:p>
          </table:table-cell>
          <table:table-cell table:style-name="ce29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29" office:value-type="string" calcext:value-type="string">
            <text:p>Metadata</text:p>
          </table:table-cell>
          <table:table-cell table:style-name="ce29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29" office:value-type="string" calcext:value-type="string">
            <text:p>Website</text:p>
          </table:table-cell>
          <table:table-cell table:style-name="ce29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29" office:value-type="string" calcext:value-type="string">
            <text:p>Public</text:p>
          </table:table-cell>
          <table:table-cell table:style-name="ce29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29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3" table:default-cell-style-name="Default"/>
        <table:table-column table:style-name="co104" table:default-cell-style-name="Default"/>
        <table:table-column table:style-name="co105" table:default-cell-style-name="ce50"/>
        <table:table-column table:style-name="co111" table:default-cell-style-name="Default"/>
        <table:table-column table:style-name="co112" table:default-cell-style-name="Default"/>
        <table:table-row table:style-name="ro8">
          <table:table-cell table:style-name="ce23" office:value-type="string" calcext:value-type="string">
            <text:p>Schema Code</text:p>
          </table:table-cell>
          <table:table-cell table:style-name="ce23" office:value-type="string" calcext:value-type="string">
            <text:p>Child Table</text:p>
            <draw:control table:end-cell-address="table_tree.C1" table:end-x="0.13mm" table:end-y="9.06mm" draw:z-index="0" draw:name="Export CSV" draw:style-name="gr6" draw:text-style-name="P8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Parent Table</text:p>
          </table:table-cell>
          <table:table-cell table:style-name="ce32" office:value-type="string" calcext:value-type="string">
            <text:p>Join Key</text:p>
          </table:table-cell>
          <table:table-cell table:style-name="ce3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29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29" office:value-type="string" calcext:value-type="string">
            <text:p>PLOT_DATA</text:p>
          </table:table-cell>
          <table:table-cell table:style-name="ce29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9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9" office:value-type="string" calcext:value-type="string">
            <text:p>HARMONIZED_PLOT_DATA</text:p>
          </table:table-cell>
          <table:table-cell table:style-name="ce29" office:value-type="string" calcext:value-type="string">
            <text:p>HARMONIZED_LOCATION_DATA</text:p>
          </table:table-cell>
          <table:table-cell table:style-name="ce28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D_PLOT_DATA</text:p>
          </table:table-cell>
          <table:table-cell table:style-name="ce28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D_PLOT_DATA</text:p>
          </table:table-cell>
          <table:table-cell table:style-name="ce28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29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F" svg:font-family="" style:font-family-generic="roman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09:24:25.9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crosoft Corporation</meta:initial-creator>
    <meta:creation-date>1996-10-21T13:03:58</meta:creation-date>
    <dc:date>2016-04-08T10:17:12.357000000</dc:date>
    <meta:printed-by>Eva LACARCE</meta:printed-by>
    <meta:print-date>2007-07-11T11:03:29</meta:print-date>
    <meta:editing-cycles>1593</meta:editing-cycles>
    <meta:editing-duration>P11DT7H45M18S</meta:editing-duration>
    <meta:document-statistic meta:table-count="21" meta:cell-count="16029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